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666666" fo:font-size="15pt" style:font-size-asian="15pt" style:font-size-complex="15pt"/>
    </style:style>
    <style:style style:name="P3" style:family="paragraph" style:parent-style-name="Subtitle">
      <style:paragraph-properties fo:line-height="115%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  <style:text-properties fo:font-size="12pt" officeooo:paragraph-rsid="00069dd5" style:font-size-asian="12pt" style:font-size-complex="12pt"/>
    </style:style>
    <style:style style:name="P6" style:family="paragraph" style:parent-style-name="Standard">
      <style:paragraph-properties fo:line-height="115%" style:writing-mode="lr-tb"/>
    </style:style>
    <style:style style:name="P7" style:family="paragraph" style:parent-style-name="Standard">
      <style:paragraph-properties fo:line-height="115%" fo:padding="0.0291in" fo:border-left="none" fo:border-right="none" fo:border-top="none" fo:border-bottom="0.06pt solid #000000" style:writing-mode="lr-tb" style:join-border="false"/>
    </style:style>
    <style:style style:name="P8" style:family="paragraph" style:parent-style-name="Heading_20_3" style:master-page-name="Standard">
      <style:paragraph-properties fo:line-height="115%" style:page-number="auto" fo:break-before="auto" fo:break-after="auto" style:writing-mode="lr-tb"/>
    </style:style>
    <style:style style:name="P9" style:family="paragraph" style:parent-style-name="Title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9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P</text:span>risão Online</text:p>
      <text:p text:style-name="P3"><text:span text:style-name="T2">Limites da</text:span> liberdade <text:span text:style-name="T2">e privacidade </text:span>dentro da internet</text:p>
      <text:p text:style-name="P2"/>
      <text:p text:style-name="P5"><text:tab/><text:span text:style-name="T2">Com a expansão d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3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style style:name="MP3" style:family="paragraph" style:parent-style-name="Standard">
      <style:paragraph-properties fo:line-height="115%" fo:padding="0.0291in" fo:border-left="none" fo:border-right="none" fo:border-top="none" fo:border-bottom="0.06pt solid #000000" style:writing-mode="lr-tb" style:join-border="false"/>
    </style:style>
    <style:style style:name="MP4" style:family="paragraph" style:parent-style-name="Standard">
      <style:paragraph-properties fo:line-height="115%" style:writing-mode="lr-t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4917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508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0"><text:bookmark text:name="h.4bur2j7vemp7"/>HZ291</text:h>
        <text:p text:style-name="MP2"><text:span text:style-name="MT1">Nome:</text:span> Rodrigo Seiji Piubeli Hirao</text:p>
        <text:p text:style-name="MP2"><text:span text:style-name="MT1">RA:</text:span> 186837</text:p>
        <text:p text:style-name="MP3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Linux_X86_64 LibreOffice_project/00m0$Build-3</meta:generator>
    <dc:title/>
    <meta:initial-creator/>
    <meta:editing-cycles>2</meta:editing-cycles>
    <dc:date>2016-08-22T13:51:26.911212429</dc:date>
    <meta:editing-duration>PT34M32S</meta:editing-duration>
    <meta:document-statistic meta:table-count="0" meta:image-count="0" meta:object-count="0" meta:page-count="1" meta:paragraph-count="6" meta:word-count="22" meta:character-count="133" meta:non-whitespace-character-count="115"/>
  </office:meta>
</office:document-meta>
</file>